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2cm" fo:min-width="0.735cm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P1" style:family="paragraph">
      <style:paragraph-properties fo:text-align="center"/>
      <style:text-properties fo:font-size="10.5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10.5pt" style:font-size-asian="18pt" style:font-size-complex="18pt"/>
    </style:style>
    <style:style style:name="P3" style:family="paragraph">
      <style:paragraph-properties fo:margin-left="0cm" fo:margin-right="0cm" fo:text-indent="0cm"/>
      <style:text-properties fo:font-size="10.5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id="id8" draw:layer="layout" svg:width="4.25cm" svg:height="3.477cm" svg:x="2.638cm" svg:y="10.12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3.864cm" svg:height="1.932cm" svg:x="7.977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64cm" svg:height="1.932cm" svg:x="7.97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3.864cm" svg:height="1.932cm" svg:x="7.977cm" svg:y="14.6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4.637cm" svg:height="6.568cm" svg:x="7.977cm" svg:y="7.4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4.25cm" svg:height="1.159cm" svg:x="2.645cm" svg:y="2.086cm">
          <text:p text:style-name="P2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6" draw:layer="layout" svg:width="3.091cm" svg:height="1.159cm" svg:x="8.364cm" svg:y="4.636cm">
          <text:p text:style-name="P2">load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5" draw:layer="layout" svg:width="4.25cm" svg:height="1.159cm" svg:x="2.645cm" svg:y="4.636cm">
          <text:p text:style-name="P2">loadCompon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4" draw:layer="layout" svg:width="3.091cm" svg:height="1.159cm" svg:x="8.364cm" svg:y="2.086cm">
          <text:p text:style-name="P2">loadLibra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7" draw:layer="layout" svg:width="4.25cm" svg:height="1.193cm" svg:x="2.638cm" svg:y="7.805cm">
          <text:p text:style-name="P2">configureCompon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9" draw:layer="layout" svg:width="3.756cm" svg:height="1.193cm" svg:x="8.394cm" svg:y="9.35cm">
          <text:p text:style-name="P2">create Activit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id="id10" draw:layer="layout" svg:width="3.756cm" svg:height="1.194cm" svg:x="8.394cm" svg:y="10.895cm">
          <text:p text:style-name="P2">load Program</text:p>
          <text:p text:style-name="P2">load StateMach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1" draw:layer="layout" svg:width="3.756cm" svg:height="1.193cm" svg:x="8.394cm" svg:y="12.407cm">
          <text:p text:style-name="P2">AutoConf:</text:p>
          <text:p text:style-name="P2">configure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.349cm" svg:x1="12.15cm" svg:y1="13.003cm" svg:x2="12.15cm" svg:y2="8.401cm" draw:start-shape="id1" draw:start-glue-point="7" draw:end-shape="id2" draw:end-glue-point="7">
          <text:p/>
        </draw:connector>
        <draw:connector draw:style-name="gr4" draw:text-style-name="P1" draw:layer="layout" draw:type="line" svg:x1="6.895cm" svg:y1="2.665cm" svg:x2="8.364cm" svg:y2="2.665cm" draw:start-shape="id3" draw:start-glue-point="7" draw:end-shape="id4" draw:end-glue-point="5">
          <text:p/>
        </draw:connector>
        <draw:connector draw:style-name="gr4" draw:text-style-name="P1" draw:layer="layout" draw:type="line" svg:x1="6.895cm" svg:y1="5.215cm" svg:x2="8.364cm" svg:y2="5.215cm" draw:start-shape="id5" draw:start-glue-point="7" draw:end-shape="id6" draw:end-glue-point="5">
          <text:p/>
        </draw:connector>
        <draw:connector draw:style-name="gr4" draw:text-style-name="P1" draw:layer="layout" draw:type="line" svg:x1="4.763cm" svg:y1="8.998cm" svg:x2="4.763cm" svg:y2="10.123cm" draw:start-shape="id7" draw:end-shape="id8" draw:end-glue-point="0">
          <text:p/>
        </draw:connector>
        <draw:connector draw:style-name="gr4" draw:text-style-name="P1" draw:layer="layout" draw:type="line" svg:x1="10.272cm" svg:y1="10.543cm" svg:x2="10.272cm" svg:y2="10.895cm" draw:start-shape="id9" draw:end-shape="id10">
          <text:p/>
        </draw:connector>
        <draw:custom-shape draw:style-name="gr3" draw:text-style-name="P2" draw:id="id2" draw:layer="layout" svg:width="3.756cm" svg:height="1.193cm" svg:x="8.394cm" svg:y="7.805cm">
          <text:p text:style-name="P2">update Propert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0.271cm" svg:y1="8.998cm" svg:x2="10.271cm" svg:y2="9.35cm" draw:start-shape="id2" draw:start-glue-point="6" draw:end-shape="id9" draw:end-glue-point="4">
          <text:p/>
        </draw:connector>
        <draw:custom-shape draw:style-name="gr3" draw:text-style-name="P2" draw:id="id16" draw:layer="layout" svg:width="3.021cm" svg:height="1.194cm" svg:x="8.434cm" svg:y="15.111cm">
          <text:p text:style-name="P2">AutoStar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1.315cm" svg:height="0.683cm" svg:x="1.1cm" svg:y="11.419cm">
          <draw:text-box>
            <text:p text:style-name="P3">next</text:p>
          </draw:text-box>
        </draw:frame>
        <draw:frame draw:style-name="gr5" draw:text-style-name="P3" draw:layer="layout" svg:width="1.315cm" svg:height="0.683cm" svg:x="13.077cm" svg:y="10.26cm">
          <draw:text-box>
            <text:p text:style-name="P3">next</text:p>
          </draw:text-box>
        </draw:frame>
        <draw:custom-shape draw:style-name="gr3" draw:text-style-name="P2" draw:id="id12" draw:layer="layout" svg:width="3.756cm" svg:height="1.116cm" svg:x="2.87cm" svg:y="12.098cm">
          <text:p text:style-name="P2">connect Po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11" draw:layer="layout" svg:width="3.756cm" svg:height="1.193cm" svg:x="2.87cm" svg:y="10.432cm">
          <text:p text:style-name="P2">connect Pe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4.747cm" svg:y1="11.625cm" svg:x2="4.747cm" svg:y2="12.098cm" draw:start-shape="id11" draw:start-glue-point="6" draw:end-shape="id12" draw:end-glue-point="4">
          <text:p/>
        </draw:connector>
        <draw:connector draw:style-name="gr6" draw:text-style-name="P1" draw:layer="layout" svg:x1="2.87cm" svg:y1="12.655cm" svg:x2="2.87cm" svg:y2="11.028cm" draw:start-shape="id12" draw:start-glue-point="5" draw:end-shape="id11" draw:end-glue-point="5">
          <text:p/>
        </draw:connector>
        <draw:connector draw:style-name="gr6" draw:text-style-name="P1" draw:layer="layout" svg:x1="4.763cm" svg:y1="13.6cm" svg:x2="10.295cm" svg:y2="7.418cm" draw:start-shape="id8" draw:start-glue-point="2" draw:end-shape="id13" draw:end-glue-point="0">
          <text:p/>
        </draw:connector>
        <draw:connector draw:style-name="gr6" draw:text-style-name="P1" draw:layer="layout" draw:line-skew="0.122cm 0.211cm" svg:x1="9.908cm" svg:y1="5.795cm" svg:x2="11.453cm" svg:y2="5.215cm" draw:start-shape="id6" draw:start-glue-point="6" draw:end-shape="id6" draw:end-glue-point="7">
          <text:p/>
        </draw:connector>
        <draw:frame draw:style-name="gr5" draw:text-style-name="P3" draw:layer="layout" svg:width="1.315cm" svg:height="0.683cm" svg:x="12.227cm" svg:y="5.409cm">
          <draw:text-box>
            <text:p text:style-name="P3">next</text:p>
          </draw:text-box>
        </draw:frame>
        <draw:connector draw:style-name="gr6" draw:text-style-name="P1" draw:layer="layout" draw:type="line" svg:x1="10.271cm" svg:y1="12.089cm" svg:x2="10.271cm" svg:y2="12.407cm" draw:start-shape="id10" draw:start-glue-point="6" draw:end-shape="id1" draw:end-glue-point="4">
          <text:p/>
        </draw:connector>
        <draw:custom-shape draw:style-name="gr2" draw:text-style-name="P2" draw:id="id14" draw:layer="layout" svg:width="4.25cm" svg:height="1.193cm" svg:x="2.568cm" svg:y="15.068cm">
          <text:p text:style-name="P2">startCompon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6.818cm" svg:y1="15.664cm" svg:x2="7.977cm" svg:y2="15.648cm" draw:start-shape="id14" draw:end-shape="id15" draw:end-glue-point="3">
          <text:p/>
        </draw:connector>
        <draw:connector draw:style-name="gr6" draw:text-style-name="P1" draw:layer="layout" draw:line-skew="0cm 0.363cm" svg:x1="9.943cm" svg:y1="16.305cm" svg:x2="11.453cm" svg:y2="15.707cm" draw:start-shape="id16" draw:start-glue-point="6" draw:end-shape="id16" draw:end-glue-point="7">
          <text:p/>
        </draw:connector>
        <draw:frame draw:style-name="gr5" draw:text-style-name="P3" draw:layer="layout" svg:width="1.315cm" svg:height="0.683cm" svg:x="12.227cm" svg:y="15.978cm">
          <draw:text-box>
            <text:p text:style-name="P3">next</text:p>
          </draw:text-box>
        </draw:frame>
        <draw:connector draw:style-name="gr6" draw:text-style-name="P1" draw:layer="layout" draw:line-skew="0.118cm 0.211cm" svg:x1="9.908cm" svg:y1="3.245cm" svg:x2="11.453cm" svg:y2="2.665cm" draw:start-shape="id4" draw:start-glue-point="6" draw:end-shape="id4" draw:end-glue-point="7">
          <text:p/>
        </draw:connector>
        <draw:frame draw:style-name="gr5" draw:text-style-name="P3" draw:layer="layout" svg:width="1.315cm" svg:height="0.683cm" svg:x="12.229cm" svg:y="3.014cm">
          <draw:text-box>
            <text:p text:style-name="P3">ne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eter Soetens</meta:initial-creator>
    <meta:creation-date>2007-04-24T11:42:13</meta:creation-date>
    <dc:creator>Peter Soetens</dc:creator>
    <dc:date>2008-02-22T10:44:42</dc:date>
    <meta:editing-cycles>11</meta:editing-cycles>
    <meta:editing-duration>PT1H41M41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